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282cm" loext:contextual-spacing="false" fo:line-height="108%" fo:text-align="center" style:justify-single-word="false"/>
      <style:text-properties fo:font-size="20pt" fo:font-weight="bold" style:font-size-asian="20pt" style:font-weight-asian="bold" style:font-size-complex="20pt"/>
    </style:style>
    <style:style style:name="P2" style:family="paragraph" style:parent-style-name="Standard" style:master-page-name="Standard">
      <style:paragraph-properties fo:margin-top="0.423cm" fo:margin-bottom="0.282cm" loext:contextual-spacing="false" fo:line-height="108%" fo:text-align="center" style:justify-single-word="false" style:page-number="1"/>
    </style:style>
    <style:style style:name="P3" style:family="paragraph" style:parent-style-name="Standard">
      <style:paragraph-properties fo:margin-left="1.27cm" fo:margin-right="0cm" fo:margin-top="0.423cm" fo:margin-bottom="0.282cm" loext:contextual-spacing="false" fo:line-height="108%" fo:text-indent="0cm" style:auto-text-indent="false"/>
    </style:style>
    <style:style style:name="P4" style:family="paragraph" style:parent-style-name="Standard">
      <style:paragraph-properties fo:margin-left="1.27cm" fo:margin-right="0cm" fo:margin-top="0.423cm" fo:margin-bottom="0.282cm" loext:contextual-spacing="false" fo:line-height="108%" fo:text-indent="0cm" style:auto-text-indent="false"/>
      <style:text-properties fo:font-size="9pt" fo:font-weight="bold" style:font-size-asian="9pt" style:font-weight-asian="bold" style:font-size-complex="9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rtefato: Lista de Regras de Negócio</text:span></text:p>
      <text:p text:style-name="P1"/>
      <text:p text:style-name="P3"><text:span text:style-name="T2">RN1:</text:span><text:span text:style-name="T3"> Setor de atendimento recebe a solicitação do cliente e informar o valor e tempo de entrega de três a quatro horas para ser concluído;</text:span></text:p>
      <text:p text:style-name="P3"><text:span text:style-name="T2">RN 2: </text:span><text:span text:style-name="T3">Após a autorização no orçamento solicitado, o setor de atendimento deve gerar serviço para o setor de serviços contábeis;</text:span></text:p>
      <text:p text:style-name="P3"><text:span text:style-name="T2">RN 3: </text:span><text:span text:style-name="T3">Todo serviço deve ter um id específico de número de serviço que for solicitado;</text:span></text:p>
      <text:p text:style-name="P3"><text:span text:style-name="T2">RN 4: </text:span><text:span text:style-name="T3">Após iniciado, o setor de serviços contábeis deve atualizar o status do serviço regularmente para que o setor de atendimento informe ao cliente assim que for solicitado;</text:span></text:p>
      <text:p text:style-name="P3"><text:span text:style-name="T2">RN 5: </text:span><text:span text:style-name="T3">Quando solicitado, o setor de atendimento deve retornar feedback de serviço;</text:span></text:p>
      <text:p text:style-name="P3"><text:span text:style-name="T2">RN 6: </text:span><text:span text:style-name="T3">Após a conclusão de serviço, o setor de atendimento deve gerar taxa de serviços prestados e informar ao cliente;</text:span></text:p>
      <text:p text:style-name="P3"><text:span text:style-name="T2">RN 7: </text:span><text:span text:style-name="T3">Após confirmação de pagamento do cliente, o setor de atendimento deve dar baixa no serviço realizado.</text:span></text:p>
      <text:p text:style-name="P4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149" meta:character-count="868" meta:non-whitespace-character-count="727"/>
    <meta:generator>LibreOffice/6.0.7.3$Linux_X86_64 LibreOffice_project/00m0$Build-3</meta:generator>
  </office:meta>
</office:document-meta>
</file>